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Jack Senechal</text:h>
      <text:p text:style-name="First_20_paragraph">Located in Kentfield,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text:span text:style-name="T1">Software</text:span><text:span text:style-name="T2"> </text:span><text:span text:style-name="T3">engineer</text:span><text:span text:style-name="T4"> </text:span><text:span text:style-name="T5">with</text:span><text:span text:style-name="T6"> </text:span><text:span text:style-name="T7">strong</text:span><text:span text:style-name="T8"> </text:span><text:span text:style-name="T9">people</text:span><text:span text:style-name="T10"> </text:span><text:span text:style-name="T11">and</text:span><text:span text:style-name="T12"> </text:span><text:span text:style-name="T13">management</text:span><text:span text:style-name="T14"> </text:span><text:span text:style-name="T15">skills,</text:span><text:span text:style-name="T16"> </text:span><text:span text:style-name="T17">seeking</text:span><text:span text:style-name="T18"> </text:span><text:span text:style-name="T19">a</text:span><text:span text:style-name="T20"> </text:span><text:span text:style-name="T21">lead</text:span><text:span text:style-name="T22"> </text:span><text:span text:style-name="T23">developer</text:span><text:span text:style-name="T24"> </text:span><text:span text:style-name="T25">or</text:span><text:span text:style-name="T26"> </text:span><text:span text:style-name="T27">engineering</text:span><text:span text:style-name="T28"> </text:span><text:span text:style-name="T29">manager</text:span><text:span text:style-name="T30"> </text:span><text:span text:style-name="T31">role.</text:span></text:p>
      <text:p text:style-name="Text_20_body">As an engineer I care deeply about quality, detail and precision, not only at the code level but throughout the product. I temper perfectionism with a relentless drive to ship, because a product is only as good as its usefulness to actual people.</text:p>
      <text:p text:style-name="Text_20_body">As a leader I bring empathy, warmth, and clarity of communication. I stick to the goal at hand while holding the big picture.</text:p>
      <text:p text:style-name="Text_20_body">I enjoy creating lucid user experiences, designing robust software architectures, and optimizing operations and processes.</text:p>
      <text:p text:style-name="Text_20_body">I'm seeking a vibrant environment of innovation, a strong team practicing Agile methodologies, and a culture of excellence. It is more than a day job, it is a platform to make a meaningful contribution at a global scale.</text:p>
      <text:h text:style-name="Heading_20_2" text:outline-level="2">Industry Experience</text:h>
      <text:p text:style-name="First_20_paragraph">Lead Developer, Co-founder, <text:a xlink:type="simple" xlink:href="http://www.pegg.us/" office:name=""><text:span text:style-name="Definition">Pegg</text:span></text:a> - 2014 - current</text:p>
      <text:list text:style-name="L1">
        <text:list-item>
          <text:p text:style-name="P1">Development: Design, architecture, and implementation of cross-platform mobile game targeted at iOS and Android via PhoneGap.</text:p>
        </text:list-item>
        <text:list-item>
          <text:p text:style-name="P1">Team Processes: Setup and optimization of development workflow using Pivotal Tracker, Git, Karma testing, and continuous deployment with CircleCI. Developing launch strategy, optimizing for scalability and reliability, setting up processes and workflows to enable rapid response to issues.</text:p>
        </text:list-item>
        <text:list-item>
          <text:p text:style-name="P1">Business Strategy: product design, monetization strategy, marketing strategy, as well as contributing to the company's mission, vision, and governance models.</text:p>
        </text:list-item>
        <text:list-item>
          <text:p text:style-name="P1">Technology: Famo.us/Flux front-end, Parse/Node backend, Firebase for realtime notifications and chat.</text:p>
        </text:list-item>
      </text:list>
      <text:p text:style-name="First_20_paragraph">Founder, <text:a xlink:type="simple" xlink:href="http://opentestpro.com" office:name=""><text:span text:style-name="Definition">OpenTest Pro, LLC</text:span></text:a> - 2008 - 2011</text:p>
      <text:list text:style-name="L2">
        <text:list-item>
          <text:p text:style-name="P2">Founded the company to provide educational resources relating to automated testing and continuous integration using open source tools in a PHP environment.</text:p>
        </text:list-item>
        <text:list-item>
          <text:p text:style-name="P2">Activities include technical writing, web application development in Ruby on Rails and Flex, studio voiceover recording, and project management.</text:p>
        </text:list-item>
      </text:list>
      <text:p text:style-name="First_20_paragraph">Web Developer, <text:a xlink:type="simple" xlink:href="http://onforce.com" office:name=""><text:span text:style-name="Definition">OnForce, Inc</text:span></text:a> - New York, NY 2006 - 2007</text:p>
      <text:list text:style-name="L3">
        <text:list-item>
          <text:p text:style-name="P3">Introduced automated testing and continuous integration. Implemented comprehensive test suite for the public-facing API.</text:p>
        </text:list-item>
        <text:list-item>
          <text:p text:style-name="P3">Project managed the implementation of Salesforce throughout the company, and oversaw the administration of the application.</text:p>
        </text:list-item>
        <text:list-item>
          <text:p text:style-name="P3">Integrated OnFoce platform with Salesforce APIs to provide up-to-date customer information for sales and support teams.</text:p>
        </text:list-item>
      </text:list>
      <text:p text:style-name="First_20_paragraph">Development Lead, <text:a xlink:type="simple" xlink:href="http://jbanetwork.com" office:name=""><text:span text:style-name="Definition">JBA Network</text:span></text:a> - Asheville, NC 2003 - 2006</text:p>
      <text:list text:style-name="L4">
        <text:list-item>
          <text:p text:style-name="P4">Project manager and lead programmer for mynewsletterbuilder.com. Architected and implemented the initial release, and later oversaw the development team for the project.</text:p>
        </text:list-item>
        <text:list-item>
          <text:p text:style-name="P4">Developed a modular, evented, MVC programming framework.</text:p>
        </text:list-item>
        <text:list-item>
          <text:p text:style-name="P4">Concept development, project management, and programming for other company products and services, including www.jukeboxalive.com and www.byregion.net.</text:p>
        </text:list-item>
        <text:list-item>
          <text:p text:style-name="P4">Systems administration and networking (Linux, Windows).</text:p>
        </text:list-item>
      </text:list>
      <text:p text:style-name="First_20_paragraph">Misc. Consulting</text:p>
      <text:list text:style-name="L5">
        <text:list-item>
          <text:p text:style-name="P5">Rapid prototyping of global-graph technologies using XDI. Integration of XDI services with existing Ruby on Rails application. Launched beta cloud name service based on XDI and Node.js.</text:p>
        </text:list-item>
        <text:list-item>
          <text:p text:style-name="P5"><text:a xlink:type="simple" xlink:href="http://superluminal.is/" office:name=""><text:span text:style-name="Definition">Superluminal Systems</text:span></text:a> - Helped to develop and launch the first client site based on the Superluminal Learning Management System. Collaborated on innovative user interface elements using D3 and CoffeeScript. Wordpress plugin wrangling, development and customization.</text:p>
        </text:list-item>
        <text:list-item>
          <text:p text:style-name="P5"><text:a xlink:type="simple" xlink:href="http://turnbullandasser.com" office:name=""><text:span text:style-name="Definition">Turnbull &amp; Asser</text:span></text:a> shirtmakers - Built a virtual showroom for their bespoke department, allowing users to browse fabrics and place orders. Ruby on Rails backend, Flash frontend.</text:p>
        </text:list-item>
      </text:list>
      <text:h text:style-name="Heading_20_2" text:outline-level="2">Volunteer</text:h>
      <text:p text:style-name="First_20_paragraph">Clairvision School of Meditation (Nonprofit)</text:p>
      <text:list text:style-name="L6">
        <text:list-item>
          <text:p text:style-name="P6">2014 - 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 backend, using APIs from Stripe and EasyPost.</text:p>
        </text:list-item>
        <text:list-item>
          <text:p text:style-name="P6">2011 - Developed electronic music systems using open source tools. Trained a team of musicians in basic programming. Wrote arpeggiator and sampler patches for SuperCollider. Prototyped <text:a xlink:type="simple" xlink:href="http://reactable.com/" office:name=""><text:span text:style-name="Definition">Reactable</text:span></text:a> clone in PureData.</text:p>
        </text:list-item>
        <text:list-item>
          <text:p text:style-name="P6">2000 - Developed Java search engine for knowledge base</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7">
        <text:list-item>
          <text:p text:style-name="P7">Advisor to the Enlightened Structure metaproject, founded to create an open, decentralized, federated application and data ecosystem.</text:p>
        </text:list-item>
        <text:list-item>
          <text:p text:style-name="P7">Working with other project members to envision and prototype tools for visualizing and navigating the global semantic graph, including graph visualization, reputation exchange, forking-based collaboration, and content-addressable data interchange formats.</text:p>
        </text:list-item>
      </text:list>
      <text:h text:style-name="Heading_20_2" text:outline-level="2">Communities and Conferences</text:h>
      <text:list text:style-name="L8">
        <text:list-item>
          <text:p text:style-name="P8"><text:a xlink:type="simple" xlink:href="http://collaborativeinter.net/" office:name=""><text:span text:style-name="Definition">Building the Collaborative Internet</text:span></text:a></text:p>
        </text:list-item>
        <text:list-item>
          <text:p text:style-name="P8"><text:a xlink:type="simple" xlink:href="http://indiewebcamp.com/" office:name=""><text:span text:style-name="Definition">Indie Web Camp</text:span></text:a></text:p>
        </text:list-item>
        <text:list-item>
          <text:p text:style-name="P8"><text:a xlink:type="simple" xlink:href="http://www.internetidentityworkshop.com/" office:name=""><text:span text:style-name="Definition">Internet Identity Workshop</text:span></text:a></text:p>
        </text:list-item>
      </text:list>
      <text:h text:style-name="Heading_20_2" text:outline-level="2">Education</text:h>
      <text:p text:style-name="First_20_paragraph"><text:span text:style-name="T32">BA</text:span> in <text:span text:style-name="T33">mathematics</text:span>, minor in <text:span text:style-name="T34">computer</text:span><text:span text:style-name="T35"> </text:span><text:span text:style-name="T36">science</text:span> from the <text:a xlink:type="simple" xlink:href="http://unca.edu" office:name=""><text:span text:style-name="Definition">University of North Carolina at Asheville</text:span></text:a> (May,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